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Heading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38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9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Separador" style:data-style-name="N13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1" fo:font-size="12pt" style:text-underline-style="none"/>
    </style:style>
    <style:style style:name="ce42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6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9" style:family="table-cell" style:parent-style-name="Heading" style:data-style-name="N13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50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7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5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1"/>
          <table:table-cell table:style-name="ce29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6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2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7-03" calcext:value-type="date">
            <text:p>03/07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8-07" calcext:value-type="date">
            <text:p>07/08/2025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6])" office:value-type="float" office:value="0" calcext:value-type="float">
            <text:p>-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48"/>
          <table:table-cell table:style-name="ce39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text>R$""""""""""""""""</number:text>
      <number:number number:decimal-places="0" number:min-decimal-places="0" number:min-integer-digits="1" number:grouping="true"/>
    </number:number-style>
    <number:number-style style:name="N12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0">
      <number:text>R$-""""""""""""""""</number:text>
      <style:map style:condition="value()&gt;0" style:apply-style-name="N120P0"/>
      <style:map style:condition="value()&lt;0" style:apply-style-name="N120P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</number:text>
      <number:month number:style="long"/>
      <number:text>.</number:text>
      <number:year/>
    </number:date-style>
    <number:date-style style:name="N130">
      <number:month number:textual="true"/>
      <number:text> </number:text>
      <number:year/>
    </number:date-style>
    <number:time-style style:name="N131">
      <number:minutes number:style="long"/>
      <number:text>:</number:text>
      <number:seconds number:style="long"/>
      <number:text>,</number:text>
    </number:time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</number:text>
      <number:number number:decimal-places="2" number:min-decimal-places="2" number:min-integer-digits="1" number:grouping="true"/>
    </number:number-style>
    <number:number-style style:name="N14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 </number:text>
      <number:am-pm/>
    </number:time-style>
    <number:date-style style:name="N149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0:50:45.282000000">00:00:00</text:time></text:span><text:span text:style-name="MT2"><text:s/></text:span></text:p>
        </style:region-center>
        <style:region-right>
          <text:p><text:span text:style-name="MT4">Aços Dias - 52.452.582 Carlos Santos Dias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3">Aços Dias - 52.452.582 Carlos Santos Dia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0:50:45.2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8-12T10:53:00.070000000</dc:date>
    <dc:language>pt-PT</dc:language>
    <meta:editing-cycles>595</meta:editing-cycles>
    <meta:editing-duration>P3DT2H46M39S</meta:editing-duration>
    <meta:print-date>2019-10-03T14:53:22.911000000</meta:print-date>
    <meta:document-statistic meta:table-count="1" meta:cell-count="45" meta:object-count="0"/>
    <meta:user-defined meta:name="Info 0"/>
    <meta:user-defined meta:name="Info 1"/>
    <meta:user-defined meta:name="Info 2"/>
    <meta:user-defined meta:name="Info 3"/>
  </office:meta>
</office:document-meta>
</file>